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Values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Values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uilder.setBodyValue( Object bod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addCookie( String name , String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Values.get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ddRequestPart( String name , P publisher , Resolvable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setUriTemplate( String 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UriVariable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add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addRequestPart( String name , Objec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ini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addRequestParameter( String name , String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Values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ppendQueryParams( String uriTemplate , Map &lt; String , String &gt; uriVars , MultiValueMap &lt; String , String &gt; request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RequestValues.getBod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Values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Values.HttpRequestValues( @ Nullable HttpMethod httpMethod , @ Nullable URI uri , @ Nullable String uriTemplate , Map &lt; String , String &gt; uriVariables , HttpHeaders headers , MultiValueMap &lt; String , String &gt; cookies , Map &lt; String , Object &gt; attributes , @ Nullable Object bodyValue , @ Nullable Publisher &lt; ? &gt; body , @ Nullable ParameterizedTypeReference &lt; ? &gt; body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RequestValues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dd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setHttpMethod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Accept( List &lt; MediaType &gt; acceptable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Body( P body , ParameterizedTypeReference &lt; T &gt; elementTy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questValues.getUri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Values.getBody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Values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Values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